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fo:font-size="14pt" fo:font-weight="bold" officeooo:rsid="00130217" officeooo:paragraph-rsid="00130217" style:font-weight-asian="bold" style:font-weight-complex="bold"/>
    </style:style>
    <style:style style:name="P2" style:family="paragraph" style:parent-style-name="Standard">
      <style:paragraph-properties fo:text-align="start" style:justify-single-word="false"/>
      <style:text-properties fo:font-size="14pt" fo:font-weight="bold" officeooo:rsid="00150341" officeooo:paragraph-rsid="00150341" style:font-weight-asian="bold" style:font-weight-complex="bold"/>
    </style:style>
    <style:style style:name="P3" style:family="paragraph" style:parent-style-name="Standard">
      <style:paragraph-properties fo:text-align="start" style:justify-single-word="false"/>
      <style:text-properties fo:font-size="14pt" fo:font-weight="bold" officeooo:rsid="0017a19f" officeooo:paragraph-rsid="0017a19f" style:font-weight-asian="bold" style:font-weight-complex="bold"/>
    </style:style>
    <style:style style:name="P4" style:family="paragraph" style:parent-style-name="Standard">
      <style:paragraph-properties fo:text-align="center" style:justify-single-word="false"/>
      <style:text-properties fo:font-size="16pt" officeooo:rsid="0010c2aa" officeooo:paragraph-rsid="0010c2aa"/>
    </style:style>
    <style:style style:name="P5" style:family="paragraph" style:parent-style-name="Standard">
      <style:paragraph-properties fo:text-align="start" style:justify-single-word="false"/>
      <style:text-properties fo:font-size="12pt" fo:font-weight="normal" officeooo:rsid="00144d1f" officeooo:paragraph-rsid="00144d1f" style:font-weight-asian="normal" style:font-weight-complex="normal"/>
    </style:style>
    <style:style style:name="P6" style:family="paragraph" style:parent-style-name="Standard">
      <style:paragraph-properties fo:text-align="start" style:justify-single-word="false"/>
      <style:text-properties fo:font-size="12pt" fo:font-weight="normal" officeooo:rsid="00150341" officeooo:paragraph-rsid="00150341" style:font-weight-asian="normal" style:font-weight-complex="normal"/>
    </style:style>
    <style:style style:name="P7" style:family="paragraph" style:parent-style-name="Standard">
      <style:paragraph-properties fo:text-align="start" style:justify-single-word="false"/>
      <style:text-properties fo:font-size="12pt" fo:font-weight="normal" officeooo:rsid="0017a19f" officeooo:paragraph-rsid="0017a19f" style:font-weight-asian="normal" style:font-weight-complex="normal"/>
    </style:style>
    <style:style style:name="P8" style:family="paragraph" style:parent-style-name="Standard" style:list-style-name="L1">
      <style:paragraph-properties fo:text-align="start" style:justify-single-word="false"/>
      <style:text-properties fo:font-size="12pt" fo:font-weight="normal" officeooo:rsid="00144b3e" officeooo:paragraph-rsid="00144b3e" style:font-weight-asian="normal" style:font-weight-complex="normal"/>
    </style:style>
    <style:style style:name="P9" style:family="paragraph" style:parent-style-name="Standard" style:list-style-name="L1">
      <style:paragraph-properties fo:text-align="start" style:justify-single-word="false"/>
      <style:text-properties fo:font-size="12pt" fo:font-weight="normal" officeooo:rsid="0017bb73" officeooo:paragraph-rsid="0017bb73" style:font-weight-asian="normal" style:font-weight-complex="normal"/>
    </style:style>
    <style:style style:name="P10" style:family="paragraph" style:parent-style-name="Standard" style:list-style-name="L1">
      <style:paragraph-properties fo:text-align="start" style:justify-single-word="false"/>
      <style:text-properties fo:font-size="12pt" fo:font-weight="normal" officeooo:rsid="00144d1f" officeooo:paragraph-rsid="00144d1f" style:font-weight-asian="normal" style:font-weight-complex="normal"/>
    </style:style>
    <style:style style:name="P11" style:family="paragraph" style:parent-style-name="Standard" style:list-style-name="L2">
      <style:paragraph-properties fo:text-align="start" style:justify-single-word="false"/>
      <style:text-properties fo:font-size="12pt" fo:font-weight="normal" officeooo:rsid="00150341" officeooo:paragraph-rsid="00150341" style:font-weight-asian="normal" style:font-weight-complex="normal"/>
    </style:style>
    <style:style style:name="P12" style:family="paragraph" style:parent-style-name="Standard" style:list-style-name="L3">
      <style:paragraph-properties fo:text-align="start" style:justify-single-word="false"/>
      <style:text-properties fo:font-size="12pt" fo:font-weight="normal" officeooo:rsid="0017a19f" officeooo:paragraph-rsid="0017a19f" style:font-weight-asian="normal" style:font-weight-complex="normal"/>
    </style:style>
    <style:style style:name="P13" style:family="paragraph" style:parent-style-name="Standard" style:list-style-name="L4">
      <style:paragraph-properties fo:text-align="start" style:justify-single-word="false"/>
      <style:text-properties fo:font-size="12pt" fo:font-weight="normal" officeooo:rsid="0017a19f" officeooo:paragraph-rsid="0017a19f" style:font-weight-asian="normal" style:font-weight-complex="normal"/>
    </style:style>
    <style:style style:name="P14" style:family="paragraph" style:parent-style-name="Standard" style:list-style-name="L1">
      <style:paragraph-properties fo:text-align="start" style:justify-single-word="false"/>
      <style:text-properties fo:font-size="12pt" fo:font-weight="normal" officeooo:rsid="001917bf" officeooo:paragraph-rsid="001917bf" style:font-weight-asian="normal" style:font-weight-complex="normal"/>
    </style:style>
    <style:style style:name="T1" style:family="text">
      <style:text-properties officeooo:rsid="0013f5a2"/>
    </style:style>
    <style:style style:name="T2" style:family="text">
      <style:text-properties officeooo:rsid="00150341"/>
    </style:style>
    <style:style style:name="T3"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Web Refresher - API</text:p>
      <text:p text:style-name="P4"/>
      <text:p text:style-name="P1">Application Programming Interface<text:span text:style-name="T1"> (API)</text:span></text:p>
      <text:list xml:id="list3220110680" text:style-name="L1">
        <text:list-item>
          <text:p text:style-name="P8">An API is an interface that can access information about a program or website through an software intermediary.</text:p>
          <text:list>
            <text:list-item>
              <text:p text:style-name="P8">It is a set of programming instructions and standards for accessing a Web-based software application or Web tool.</text:p>
              <text:p text:style-name="P8"/>
            </text:list-item>
          </text:list>
        </text:list-item>
        <text:list-item>
          <text:p text:style-name="P9">tldr; 2 applications talking to each other.</text:p>
          <text:list>
            <text:list-header>
              <text:p text:style-name="P8"/>
            </text:list-header>
          </text:list>
        </text:list-item>
        <text:list-item>
          <text:p text:style-name="P8">This allows other developers to connect and gather information from other applications using their API documentation which detail how information can be gathered.</text:p>
          <text:list>
            <text:list-item>
              <text:p text:style-name="P10">Services such as Google Maps and other services can be used for your own product by gathering information through their API.</text:p>
            </text:list-item>
            <text:list-item>
              <text:p text:style-name="P10">Examples of using APIs are:</text:p>
              <text:list>
                <text:list-item>
                  <text:p text:style-name="P10">Using the Amazon API allows you to update a third party Web site with direct links to Amazon products that has updated prices and options to 'buy now'<text:span text:style-name="T2">.</text:span></text:p>
                </text:list-item>
              </text:list>
            </text:list-item>
            <text:list-item>
              <text:p text:style-name="P14">API documentation will tell you how to structure your query so that it follows the standards and is valid.</text:p>
            </text:list-item>
          </text:list>
        </text:list-item>
      </text:list>
      <text:p text:style-name="P5"/>
      <text:p text:style-name="P2">Type of Interface</text:p>
      <text:list xml:id="list654069017" text:style-name="L2">
        <text:list-item>
          <text:p text:style-name="P11">An API is a<text:span text:style-name="T3"> software-to-software interface</text:span>, not an user interface.</text:p>
        </text:list-item>
        <text:list-item>
          <text:p text:style-name="P11">While you may only see the user interface, there may be many applications working together using APIs that are not seen.</text:p>
          <text:list>
            <text:list-item>
              <text:p text:style-name="P11">This type of integration is called <text:span text:style-name="T3">seamless</text:span>, since the user will never notice what happens behind the scenes.</text:p>
            </text:list-item>
          </text:list>
        </text:list-item>
      </text:list>
      <text:p text:style-name="P6"/>
      <text:p text:style-name="P2">Types of APIs</text:p>
      <text:list xml:id="list3142680043" text:style-name="L3">
        <text:list-item>
          <text:p text:style-name="P12">Not all APIs are web-based, but many are and use the same HTTP format.</text:p>
        </text:list-item>
      </text:list>
      <text:p text:style-name="P7"/>
      <text:p text:style-name="P3">Creating APIs</text:p>
      <text:list xml:id="list1417507125" text:style-name="L4">
        <text:list-item>
          <text:p text:style-name="P13">The core design of an API is created by telling your controller that you want to respond to requests made by other servers instead of normal web requests. Then, you specify what exactly you'd like returned.</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1-01T14:28:30.863048091</meta:creation-date>
    <meta:generator>LibreOffice/6.4.7.2$Linux_X86_64 LibreOffice_project/40$Build-2</meta:generator>
    <meta:editing-cycles>0</meta:editing-cycles>
    <meta:editing-duration>P0D</meta:editing-duration>
    <meta:document-statistic meta:table-count="0" meta:image-count="0" meta:object-count="0" meta:page-count="1" meta:paragraph-count="20" meta:word-count="269" meta:character-count="1524" meta:non-whitespace-character-count="1288"/>
  </office:meta>
</office:document-meta>
</file>